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margin-left="0.4925in" fo:margin-right="0in" fo:text-align="start" style:justify-single-word="false" fo:text-indent="0in" style:auto-text-indent="false"/>
    </style:style>
    <style:style style:name="P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tyle="normal" style:font-style-asian="normal" style:font-style-complex="normal"/>
    </style:style>
    <style:style style:name="P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1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variant="normal" fo:text-transform="none" fo:color="#000000" style:font-name="Times New Roman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font-name="Times New Roman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font-variant="normal" fo:text-transform="none" fo:color="#000000" style:font-name="Times New Roman" fo:font-size="12pt" fo:letter-spacing="normal" fo:font-style="italic" fo:font-weight="normal" style:font-size-asian="12pt" style:font-style-asian="italic" style:font-size-complex="12pt" style:font-style-complex="italic"/>
    </style:style>
    <style:style style:name="T6" style:family="text">
      <style:text-properties fo:font-variant="normal" fo:text-transform="none" fo:color="#000000" style:font-name="Times New Roman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font-variant="normal" fo:text-transform="none" fo:color="#000000" style:font-name="Times New Roman" fo:font-size="12pt" fo:letter-spacing="normal" fo:font-weight="normal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style:font-name="Times New Roman" fo:font-size="12pt" fo:letter-spacing="normal" style:font-size-asian="12pt" style:font-size-complex="12pt"/>
    </style:style>
    <style:style style:name="T9" style:family="text">
      <style:text-properties fo:font-variant="normal" fo:text-transform="none" fo:color="#000000" fo:letter-spacing="normal" fo:font-weight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T13" style:family="text">
      <style:text-properties style:font-name="Times New Roman" fo:font-size="12pt" style:font-size-asian="12pt" style:font-size-complex="12pt"/>
    </style:style>
    <style:style style:name="T14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5" style:family="text">
      <style:text-properties style:font-name="Times New Roman" fo:font-size="12pt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dy Hatfield - cxh124730</text:p>
      <text:p text:style-name="Standard">Professor Nhut Nguyen</text:p>
      <text:p text:style-name="Standard">CS-3340.501</text:p>
      <text:p text:style-name="Standard">4 September 2017</text:p>
      <text:p text:style-name="Standard"/>
      <text:p text:style-name="P1">Homework #1 Questions</text:p>
      <text:p text:style-name="P1"/>
      <text:p text:style-name="P2"><text:span text:style-name="T11">2.1:</text:span><text:span text:style-name="T12"> </text:span></text:p>
      <text:p text:style-name="P7"/>
      <text:p text:style-name="P3"><text:span text:style-name="T3">Question:</text:span><text:span text:style-name="T2"> </text:span><text:span text:style-name="T5">Describe the steps that transform a program written in a high-level language such as C into a representation that is directly executed by a computer processor. What are the system programs that are needed for this transform?</text:span><text:span text:style-name="T14"> </text:span></text:p>
      <text:p text:style-name="P6"/>
      <text:p text:style-name="P4"><text:span text:style-name="T15">Answer:</text:span><text:span text:style-name="T13"> First the high-level language is run through a Compiler, which translates all of the high-level commands into assembly instructions. Then, the assembly instructions are translated by an Assembler into a binary machine language.</text:span></text:p>
      <text:p text:style-name="P9"/>
      <text:p text:style-name="P9"/>
      <text:p text:style-name="P14">2.2</text:p>
      <text:p text:style-name="P14"/>
      <text:p text:style-name="P6"><text:span text:style-name="T10">“</text:span><text:span text:style-name="T9">Assume a color display using 8 bits for each of the primary colors (red, green, blue) per pixel and a frame size of 1920 ×1080.”</text:span></text:p>
      <text:p text:style-name="P10"/>
      <text:p text:style-name="P3"><text:span text:style-name="T4">Question A:</text:span><text:span text:style-name="T1"> </text:span><text:span text:style-name="T6">“What is the minimum size in bytes of the frame buffer to store a frame for this display?”</text:span></text:p>
      <text:p text:style-name="P12"/>
      <text:p text:style-name="P5"><text:span text:style-name="T8">Answer A:</text:span><text:span text:style-name="T7"> 6,220,800 bytes</text:span></text:p>
      <text:p text:style-name="P11"/>
      <text:p text:style-name="P3"><text:span text:style-name="T4">Question B: </text:span><text:span text:style-name="T6">“How long would it take, at a minimum, for the frame to be sent over an 18 Mbit/s network?”</text:span></text:p>
      <text:p text:style-name="P11"/>
      <text:p text:style-name="P5"><text:span text:style-name="T8">Answer B: </text:span><text:span text:style-name="T7">2.8 seconds</text:span></text:p>
      <text:p text:style-name="P15"><text:span text:style-name="T7"/></text:p>
      <text:p text:style-name="P15"><text:span text:style-name="T7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1:05:47.30</meta:creation-date>
    <dc:date>2017-09-04T21:38:13.74</dc:date>
    <meta:editing-duration>PT29M35S</meta:editing-duration>
    <meta:editing-cycles>16</meta:editing-cycles>
    <meta:generator>OpenOffice.org/3.4.1$Win32 OpenOffice.org_project/341m1$Build-9593</meta:generator>
    <meta:document-statistic meta:table-count="0" meta:image-count="0" meta:object-count="0" meta:page-count="1" meta:paragraph-count="15" meta:word-count="164" meta:character-count="953"/>
  </office:meta>
</office:document-meta>
</file>